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reate Docker file<text:s text:c="2"/>using ubuntu image of adding two number by using python3</text:span></text:p>
      <text:p text:style-name="P1"><text:span text:style-name="T2"/></text:p>
      <text:p text:style-name="P1"><text:span text:style-name="T3"><text:s text:c="2"/>353<text:s text:c="2"/>mkdir day1</text:span></text:p>
      <text:p text:style-name="P1"><text:span text:style-name="T3"><text:s text:c="2"/>354<text:s text:c="2"/>cd day1/</text:span></text:p>
      <text:p text:style-name="P1"><text:span text:style-name="T3"><text:s text:c="2"/>355<text:s text:c="2"/>vim program1.py</text:span></text:p>
      <text:p text:style-name="P1"><text:span text:style-name="T3"><text:tab/>a=5</text:span></text:p>
      <text:p text:style-name="P1"><text:span text:style-name="T3"><text:tab/>b=4</text:span></text:p>
      <text:p text:style-name="P1"><text:span text:style-name="T3"><text:tab/>c=a+b</text:span></text:p>
      <text:p text:style-name="P1"><text:span text:style-name="T3"><text:tab/>print(c)</text:span></text:p>
      <text:p text:style-name="P1"><text:span text:style-name="T3"><text:tab/>~<text:s text:c="15"/></text:span></text:p>
      <text:p text:style-name="P1"><text:span text:style-name="T3"><text:s text:c="2"/>356<text:s text:c="2"/>cat program1.py</text:span></text:p>
      <text:p text:style-name="P1"><text:span text:style-name="T3"><text:s text:c="2"/>357<text:s text:c="2"/>python3 program1.py</text:span></text:p>
      <text:p text:style-name="P1"><text:span text:style-name="T3"><text:s text:c="2"/>358<text:s text:c="2"/>vim Dockerfile</text:span></text:p>
      <text:p text:style-name="P1"><text:span text:style-name="T3"><text:tab/>FROM ubuntu</text:span></text:p>
      <text:p text:style-name="P1"><text:span text:style-name="T3"><text:tab/>RUN apt update -y</text:span></text:p>
      <text:p text:style-name="P1"><text:span text:style-name="T3"><text:tab/>RUN apt upgrade -y</text:span></text:p>
      <text:p text:style-name="P1"><text:span text:style-name="T3"><text:tab/>RUN apt install python3 -y</text:span></text:p>
      <text:p text:style-name="P1"><text:span text:style-name="T3"><text:tab/>RUN mkdir /test1</text:span></text:p>
      <text:p text:style-name="P1"><text:span text:style-name="T3"><text:tab/>COPY . /test1/</text:span></text:p>
      <text:p text:style-name="P1"><text:span text:style-name="T3"><text:tab/>CMD ["python3","/test1/program1.py"]</text:span></text:p>
      <text:p text:style-name="P1"><text:span text:style-name="T3"><text:tab/>~<text:s text:c="43"/></text:span></text:p>
      <text:p text:style-name="P1"><text:span text:style-name="T3"><text:s text:c="2"/>359<text:s text:c="2"/>cat Dockerfile</text:span></text:p>
      <text:p text:style-name="P1"><text:span text:style-name="T3"><text:s text:c="2"/>360<text:s text:c="2"/>docker build -t myp1:1.0 .</text:span></text:p>
      <text:p text:style-name="P1"><text:span text:style-name="T3"><text:s text:c="2"/>361<text:s text:c="2"/>docker images</text:span></text:p>
      <text:p text:style-name="P1"><text:span text:style-name="T3"><text:s text:c="2"/>362<text:s text:c="2"/>docker run --name p1 -ti myp1:1.0 </text:span></text:p>
      <text:p text:style-name="P1"><text:span text:style-name="T3"><text:s text:c="2"/>363<text:s text:c="2"/>vim program1.py</text:span></text:p>
      <text:p text:style-name="P1"><text:span text:style-name="T3"><text:s text:c="2"/>364<text:s text:c="2"/>cd</text:span></text:p>
      <text:p text:style-name="P1"><text:span text:style-name="T3"><text:s text:c="2"/>365<text:s text:c="2"/>clear</text:span></text:p>
      <text:p text:style-name="P1"><text:span text:style-name="T3"><text:s text:c="2"/>366<text:s text:c="2"/>cd day1/</text:span></text:p>
      <text:p text:style-name="P1"><text:span text:style-name="T4"/></text:p>
      <text:p text:style-name="P1"><text:span text:style-name="T5">dockerhub push image cmd</text:span></text:p>
      <text:p text:style-name="P1"><text:span text:style-name="T6"/></text:p>
      <text:p text:style-name="P1"><text:span text:style-name="T7">371<text:s text:c="2"/>docker logout</text:span></text:p>
      <text:p text:style-name="P1"><text:span text:style-name="T7"><text:s text:c="2"/>372<text:s text:c="2"/>docker login</text:span></text:p>
      <text:p text:style-name="P1"><text:span text:style-name="T7"><text:s text:c="2"/>373<text:s text:c="2"/>docker tag myp1:1.0 indra7011/demo3:2.0</text:span></text:p>
      <text:p text:style-name="P1"><text:span text:style-name="T7"><text:s text:c="2"/>374<text:s text:c="2"/>docker images</text:span></text:p>
      <text:p text:style-name="P1"><text:span text:style-name="T7"><text:s text:c="2"/>375<text:s text:c="2"/>docker push indra7011/demo3:2.0</text:span></text:p>
      <text:p text:style-name="P1"><text:span text:style-name="T7"><text:s text:c="2"/>376<text:s text:c="2"/>docker save indra7011/demo3:2.0 &gt; indraaa.tar</text:span></text:p>
      <text:p text:style-name="P1"><text:span text:style-name="T7"><text:s text:c="2"/>377<text:s text:c="2"/>ls</text:span></text:p>
      <text:p text:style-name="P1"><text:span text:style-name="T8"/></text:p>
      <text:p text:style-name="P1"><text:span text:style-name="T9">and send to another machine by using ssh</text:span></text:p>
      <text:p text:style-name="P1"><text:span text:style-name="T10">=&gt; ssh<text:s/></text:span><text:a xlink:href="mailto:username@user_ip_address"><text:span text:style-name="T12">username@user_ip_address</text:span></text:a><text:span text:style-name="T13"/></text:p>
      <text:p text:style-name="P1"><text:span text:style-name="T14">then</text:span></text:p>
      <text:p text:style-name="P1"><text:span text:style-name="T14">=&gt; docker load &lt; indraaa.tar</text:span></text:p>
      <text:p text:style-name="P1"><text:span text:style-name="T14">=&gt; docker images.</text:span></text:p>
      <text:p text:style-name="P1"><text:span text:style-name="T14"/></text:p>
      <text:p text:style-name="P1"><text:span text:style-name="T14"/></text:p>
      <text:p text:style-name="P1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